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8.42pt" svg:height="364.42pt" svg:x="194.34pt" svg:y="6.01pt">
            <loext:p draw:notify-on-update-of-ranges="Sheet1.A1:Sheet1.A10 Sheet1.A1:Sheet1.A10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08" calcext:value-type="float">
            <text:p>0.0002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877" calcext:value-type="float">
            <text:p>0.0008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162" calcext:value-type="float">
            <text:p>0.0071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4734" calcext:value-type="float">
            <text:p>0.3147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418418" calcext:value-type="float">
            <text:p>3.4184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986579" calcext:value-type="float">
            <text:p>43.9865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3.400451" calcext:value-type="float">
            <text:p>613.4004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22:59:09.857578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2:32:10.180903405</meta:creation-date>
    <dc:date>2017-03-30T22:58:57.900872675</dc:date>
    <meta:editing-duration>PT3M36S</meta:editing-duration>
    <meta:editing-cycles>1</meta:editing-cycles>
    <meta:generator>LibreOffice/5.2.5.1$Linux_X86_64 LibreOffice_project/20$Build-1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23cm" svg:height="12.857cm" xlink:href=".." xlink:type="simple" chart:class="chart:line" chart:style-name="ch1">
        <chart:title svg:x="4.008cm" svg:y="0.393cm" chart:style-name="ch2">
          <text:p>График зависимости времени работы алгоритма от количества точек</text:p>
        </chart:title>
        <chart:plot-area chart:style-name="ch3" table:cell-range-address="Sheet1.A1:Sheet1.B10" chart:data-source-has-labels="both" svg:x="1.461cm" svg:y="1.429cm" svg:width="20.612cm" svg:height="10.19cm">
          <chartooo:coordinate-region svg:x="2.268cm" svg:y="1.628cm" svg:width="19.619cm" svg:height="9.344cm"/>
          <chart:axis chart:dimension="x" chart:name="primary-x" chart:style-name="ch4" chartooo:axis-type="auto">
            <chartooo:date-scale/>
            <chart:title svg:x="10.638cm" svg:y="11.876cm" chart:style-name="ch5">
              <text:p>number of dots</text:p>
            </chart:title>
            <chart:categories table:cell-range-address="Sheet1.A1:Sheet1.A10"/>
          </chart:axis>
          <chart:axis chart:dimension="y" chart:name="primary-y" chart:style-name="ch4">
            <chart:title svg:x="0.451cm" svg:y="7.044cm" chart:style-name="ch6">
              <text:p>time, s</text:p>
            </chart:title>
            <chart:grid chart:style-name="ch7" chart:class="major"/>
          </chart:axis>
          <chart:series chart:style-name="ch8" chart:values-cell-range-address="Sheet1.B1:Sheet1.B10" chart:label-cell-address="Sheet1.A1:Sheet1.A1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 5 6 7 8 9 10 11 12 13</text:p>
                <text:list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</text:list>
                <draw:g>
                  <svg:desc>Sheet1.A1:Sheet1.A1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1:Sheet1.A10</svg:desc>
                </draw:g>
              </table:table-cell>
              <table:table-cell office:value-type="float" office:value="0.000101">
                <text:p>0.000101</text:p>
                <draw:g>
                  <svg:desc>Sheet1.B1:Sheet1.B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877">
                <text:p>0.0008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162">
                <text:p>0.0071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27">
                <text:p>0.05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4734">
                <text:p>0.3147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418418">
                <text:p>3.4184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.986579">
                <text:p>43.9865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13.400451">
                <text:p>613.400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